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01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Teensy Pin</text:p>
          </table:table-cell>
          <table:table-cell office:value-type="string">
            <text:p>Color</text:p>
          </table:table-cell>
          <table:table-cell office:value-type="string">
            <text:p>Axis</text:p>
          </table:table-cell>
          <table:table-cell office:value-type="string">
            <text:p>Function</text:p>
          </table:table-cell>
          <table:table-cell office:value-type="string">
            <text:p>10P Connector</text:p>
          </table:table-cell>
          <table:table-cell office:value-type="string">
            <text:p>Sid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ite</text:p>
          </table:table-cell>
          <table:table-cell office:value-type="string">
            <text:p>B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y</text:p>
          </table:table-cell>
          <table:table-cell office:value-type="string">
            <text:p>B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rple</text:p>
          </table:table-cell>
          <table:table-cell office:value-type="string">
            <text:p>B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C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een</text:p>
          </table:table-cell>
          <table:table-cell office:value-type="string">
            <text:p>C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ellow</text:p>
          </table:table-cell>
          <table:table-cell office:value-type="string">
            <text:p>C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ange</text:p>
          </table:table-cell>
          <table:table-cell office:value-type="string">
            <text:p>X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X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rown</text:p>
          </table:table-cell>
          <table:table-cell office:value-type="string">
            <text:p>X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ite</text:p>
          </table:table-cell>
          <table:table-cell office:value-type="string">
            <text:p>A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ey</text:p>
          </table:table-cell>
          <table:table-cell office:value-type="string">
            <text:p>A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urple</text:p>
          </table:table-cell>
          <table:table-cell office:value-type="string">
            <text:p>A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Z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string">
            <text:p>Z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ellow</text:p>
          </table:table-cell>
          <table:table-cell office:value-type="string">
            <text:p>Z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range</text:p>
          </table:table-cell>
          <table:table-cell office:value-type="string">
            <text:p>Y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Y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own</text:p>
          </table:table-cell>
          <table:table-cell office:value-type="string">
            <text:p>Y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Sheet1.A1:Sheet1.F19" table:display-filter-buttons="true"/>
        <table:database-range table:target-range-address="Sheet1.A1:Sheet1.AMJ1048576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05/21/2022</text:date>, <text:time>09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1T09:59:19</dc:date>
    <dc:creator>Eric Busboom</dc:creator>
    <meta:document-statistic meta:table-count="1" meta:cell-count="114" meta:object-count="0"/>
    <meta:generator>OpenOffice/4.1.8$Unix OpenOffice.org_project/418m3$Build-9803</meta:generator>
  </office:meta>
</office:document-meta>
</file>